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3" style:font-name-complex="Calibri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3" style:font-style-asian="italic" style:font-name-complex="Calibri3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style:text-position="-33% 58%" style:font-name="Calibri2" style:font-name-asian="Calibri3" style:font-name-complex="Calibri3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 (<text:span text:style-name="T2">x</text:span>) in eine Taylor-Reihe entwickel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x</text:span>) muß beliebig häufig differenzierbar sein und die Reihe muß konvergier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Reihenabbruch nach endlich vielen Termen entspricht das Näherungspolynom dem entwickelten Teil, das Restglied dem nicht entwickelten Teil.</text:p>
            <text:p/>
            <text:p/>
          </draw:text-box>
        </draw:frame>
        <draw:frame draw:style-name="gr1" draw:text-style-name="P1" draw:layer="layout" svg:width="11.171cm" svg:height="3.23cm" svg:x="8.414cm" svg:y="11.884cm">
          <text:p/>
          <draw:object xlink:href="../Näherungspolynom%20und%20Restglie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Der Wert </text:span><text:span text:style-name="T12">ξ</text:span><text:span text:style-name="T13">0</text:span><text:span text:style-name="T14"> </text:span><text:span text:style-name="T11">ϵ (0,x), </text:span><text:span text:style-name="T14">bei dem die rechte Seite maximal wird, ist eine obere Schranke für </text:span><text:span text:style-name="T15">R</text:span><text:span text:style-name="T16">m</text:span></text:p>
          </draw:text-box>
        </draw:frame>
        <draw:frame draw:style-name="gr1" draw:text-style-name="P1" draw:layer="layout" svg:width="13.065cm" svg:height="2.294cm" svg:x="7.467cm" svg:y="8.452cm">
          <text:p/>
          <draw:object xlink:href="../Abschätzung%20für%20das%20Restglied%20nach%20Lagrang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<text:span text:style-name="T2">ϕ</text:span>(<text:span text:style-name="T2">r</text:span>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7.79cm" svg:height="1.135cm" svg:x="10.104cm" svg:y="9.932cm">
          <text:p/>
          <draw:object xlink:href="../Taylor-Reihe%20für%20skalare%20Felde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steht senkrecht auf dem Flächenelement. Bei Oberflächen <text:span text:style-name="T2">S</text:span>(<text:span text:style-name="T2">V</text:span>) eines Raumbereichs <text:span text:style-name="T2">V</text:span> <text:span text:style-name="T18">zeigt</text:span> der Flächenvektor <text:span text:style-name="T18">nach auß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bene, welche von den Vektoren<text:tab/><text:tab/><text:tab/> und<text:tab/><text:tab/><text:tab/> aufgespannt wird.</text:p>
            <text:p/>
            <text:p>Sie ist im Punkt <text:span text:style-name="T17">r</text:span>(<text:span text:style-name="T2">u</text:span>,<text:span text:style-name="T2">v</text:span>) tangential zur Fläche <text:span text:style-name="T2">F</text:span> orientiert.</text:p>
          </draw:text-box>
        </draw:frame>
        <draw:frame draw:style-name="gr1" draw:text-style-name="P1" draw:layer="layout" svg:width="3.116cm" svg:height="2.192cm" svg:x="16.241cm" svg:y="8.403cm">
          <text:p/>
          <draw:object xlink:href="../rv.odf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3.096cm" svg:height="2.192cm" svg:x="21.451cm" svg:y="8.403cm">
          <text:p/>
          <draw:object xlink:href="../ru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lächennormal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411cm" svg:height="2.462cm" svg:x="11.294cm" svg:y="9.268cm">
          <text:p/>
          <draw:object xlink:href="../Flächennormal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Flächenelement d<text:span text:style-name="T17">f</text:span> mit der Flächennormalen <text:span text:style-name="T17">n</text:span>(<text:span text:style-name="T17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= d<text:span text:style-name="T2">f</text:span> <text:span text:style-name="T17">n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<text:span text:style-name="T2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 = {<text:span text:style-name="T17">r</text:span> = <text:span text:style-name="T17">r</text:span>(<text:span text:style-name="T2">r</text:span> = <text:span text:style-name="T2">R</text:span>; <text:span text:style-name="T12">θ</text:span>, <text:span text:style-name="T12">φ</text:span>) ;<text:tab/><text:tab/>0 ≤ <text:span text:style-name="T12">θ</text:span> ≤ π,<text:tab/>0 ≤ <text:span text:style-name="T12">φ</text:span> ≤ 2π<text:span text:style-name="T19">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21">2</text:span><text:span text:style-name="T19"> sin </text:span><text:span text:style-name="T12">θ</text:span><text:span text:style-name="T19"> d</text:span><text:span text:style-name="T12">θ</text:span><text:span text:style-name="T19"> d</text:span><text:span text:style-name="T12">φ</text:span><text:span text:style-name="T19"> ) </text:span><text:span text:style-name="T20">e</text:span><text:span text:style-name="T22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2">F</text:span><text:span text:style-name="T19"> = {</text:span><text:span text:style-name="T20">r</text:span><text:span text:style-name="T19"> = </text:span><text:span text:style-name="T20">r</text:span><text:span text:style-name="T19">(</text:span><text:span text:style-name="T12">ρ</text:span><text:span text:style-name="T19"> = </text:span><text:span text:style-name="T12">R</text:span><text:span text:style-name="T19">; </text:span><text:span text:style-name="T12">φ</text:span><text:span text:style-name="T19">, </text:span><text:span text:style-name="T12">z</text:span><text:span text:style-name="T19">) ;</text:span><text:span text:style-name="T19"><text:tab/></text:span><text:span text:style-name="T19"><text:tab/></text:span><text:span text:style-name="T19">0 ≤ </text:span><text:span text:style-name="T12">φ</text:span><text:span text:style-name="T19"> ≤ 2π ,</text:span><text:span text:style-name="T19"><text:tab/></text:span><text:span text:style-name="T19">-</text:span><text:span text:style-name="T12">L</text:span><text:span text:style-name="T19">/2 ≤ z ≤ +</text:span><text:span text:style-name="T12">L</text:span><text:span text:style-name="T19">/2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19"> d</text:span><text:span text:style-name="T12">φ</text:span><text:span text:style-name="T19"> d</text:span><text:span text:style-name="T12">z</text:span><text:span text:style-name="T19">) </text:span><text:span text:style-name="T20">e</text:span><text:span text:style-name="T23">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geben sei ein Vektorfeld</text:p>
            <text:p><text:span text:style-name="T17">a</text:span>(<text:span text:style-name="T17">r</text:span>) = (<text:span text:style-name="T2">a</text:span><text:span text:style-name="T24">1</text:span>(<text:span text:style-name="T17">r</text:span>),<text:span text:style-name="T2">a</text:span><text:span text:style-name="T24">2</text:span>(<text:span text:style-name="T17">r</text:span>),<text:span text:style-name="T2">a</text:span><text:span text:style-name="T24">3</text:span>(<text:span text:style-name="T17">r</text:span>))</text:p>
            <text:p>und ein Volumen <text:span text:style-name="T25">V</text:span> mit der geschlossenen Oberfläche <text:span text:style-name="T2">S</text:span>(<text:span text:style-name="T2">V</text:span>). Dann gilt für den Fluss des Vektorfeldes <text:span text:style-name="T17">a</text:span>(<text:span text:style-name="T17">r</text:span>) durch die Oberfläche <text:span text:style-name="T2">S</text:span>(<text:span text:style-name="T2">V</text:span>):</text:p>
            <text:p/>
            <text:p/>
            <text:p>Es wird also an jeder Stelle das Skalarprodukt aus dem Vektorfeld <text:span text:style-name="T17">a</text:span>(<text:span text:style-name="T17">r</text:span>) und dem Flächenelement d<text:span text:style-name="T17">f</text:span> gebildet – der Fluss ist ein Skalar.</text:p>
          </draw:text-box>
        </draw:frame>
        <draw:frame draw:style-name="gr1" draw:text-style-name="P1" draw:layer="layout" svg:width="7.377cm" svg:height="1.888cm" svg:x="10.311cm" svg:y="11.355cm">
          <text:p/>
          <draw:object xlink:href="../Fluss%20von%20a(r)%20durch%20Fläche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Limes der Riemann-Summen der Teilflüsse bei beliebig fein werdender Flächenaufteilung:</text:p>
            <text:p/>
          </draw:text-box>
        </draw:frame>
        <draw:frame draw:style-name="gr1" draw:text-style-name="P1" draw:layer="layout" svg:width="15.681cm" svg:height="2.447cm" svg:x="6.159cm" svg:y="11.576cm">
          <text:p/>
          <draw:object xlink:href="../Flächenintegral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as Oberflächenintegral über eine <text:span text:style-name="T18">geschlossene</text:span> Fläche symbolis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<text:span text:style-name="T2">S</text:span>(<text:span text:style-name="T2">V</text:span>) eines beliebigen Volumens <text:span text:style-name="T2">V</text:span>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<text:span text:style-name="T17">a</text:span>(<text:span text:style-name="T17">r</text:span>) = <text:span text:style-name="T2">α</text:span> · <text:span text:style-name="T17">r</text:span> / <text:span text:style-name="T2">r</text:span> durch die Oberfläche einer Kugel mit dem Radius R und dem Mittelpunkt bei <text:span text:style-name="T2">r</text:span> = 0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Für <text:span text:style-name="T17">a</text:span>(<text:span text:style-name="T17">r</text:span>) = <text:span text:style-name="T2">a</text:span>(<text:span text:style-name="T2">r</text:span>) <text:span text:style-name="T17">e</text:span><text:span text:style-name="T26">r</text:span><text:span text:style-name="T27"> gilt: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lso gilt hier:</text:span></text:p>
            <text:p><text:span text:style-name="T27"/></text:p>
            <text:p><text:span text:style-name="T28">φ</text:span><text:span text:style-name="T29">(</text:span><text:span text:style-name="T28">a</text:span><text:span text:style-name="T29">) = 4 π R</text:span><text:span text:style-name="T21">2</text:span><text:span text:style-name="T29"> α</text:span></text:p>
          </draw:text-box>
        </draw:frame>
        <draw:frame draw:style-name="gr1" draw:text-style-name="P1" draw:layer="layout" svg:width="20.167cm" svg:height="3.683cm" svg:x="3.916cm" svg:y="9.358cm">
          <text:p/>
          <draw:object xlink:href="../Fluss%20durch%20Kugeloberfläche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Fluss durch allgemeine Fläch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S</text:span> werde durch<text:span text:style-name="T4"> </text:span><text:span text:style-name="T2">u</text:span>, <text:span text:style-name="T2">v</text:span> parametrisiert. Dann erhält man</text:p>
            <text:p/>
            <text:p/>
          </draw:text-box>
        </draw:frame>
        <draw:frame draw:style-name="gr1" draw:text-style-name="P1" draw:layer="layout" svg:width="14.698cm" svg:height="2.409cm" svg:x="6.65cm" svg:y="10.995cm">
          <text:p/>
          <draw:object xlink:href="../Fluss%20durch%20allgemeine%20Fläch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<text:span text:style-name="T2">E</text:span> im Volumen <text:span text:style-name="T1">Δ</text:span><text:span text:style-name="T2">V</text:span>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durch die Oberfläche <text:span text:style-name="T2">S</text:span> (<text:span text:style-name="T11">Δ</text:span><text:span text:style-name="T12">V</text:span><text:span text:style-name="T11">) des Volumens Δ</text:span><text:span text:style-name="T12">V</text:span><text:span text:style-name="T11"> tretende</text:span> Fluss von <text:span text:style-name="T2">E</text:span> ist proportional zur eingeschlossenen Quelle. Da das Volumen nicht infinitesimal klein ist erhält man über die Integration des durch die geschlossene Oberfläche <text:span text:style-name="T2">S</text:span> tretenden Flusses die mittlere Quelldichte des Feldes <text:span text:style-name="T2">E</text:span> in <text:span text:style-name="T11">Δ</text:span><text:span text:style-name="T12">V</text:span>:</text:p>
            <text:p/>
            <text:p/>
          </draw:text-box>
        </draw:frame>
        <draw:frame draw:style-name="gr1" draw:text-style-name="P1" draw:layer="layout" svg:width="5.614cm" svg:height="2.302cm" svg:x="11.192cm" svg:y="12.948cm">
          <text:p/>
          <draw:object xlink:href="../Mittlere%20Quelldichte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<text:span text:style-name="T2">E</text:span>-Feld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Durch den Grenzübergang <text:span text:style-name="T11">Δ</text:span><text:span text:style-name="T12">V</text:span><text:span text:style-name="T11"> → 0,</text:span></text:p>
            <text:p><text:span text:style-name="T11">also das infinitesimale Verkleinern des Volumens</text:span></text:p>
          </draw:text-box>
        </draw:frame>
        <draw:frame draw:style-name="gr1" draw:text-style-name="P1" draw:layer="layout" svg:width="9.964cm" svg:height="2.302cm" svg:x="9.017cm" svg:y="7.848cm">
          <text:p/>
          <draw:object xlink:href="../Divergenz%20des%20Vektorfeldes%20E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212cm" svg:height="5.527cm" svg:x="6.393cm" svg:y="7.736cm">
          <text:p/>
          <draw:object xlink:href="../Flächenintegraldarstellung%20des%20Nabla-Oper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<text:span text:style-name="T17">a</text:span>(<text:span text:style-name="T17">r</text:span>) längs des Weges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irkulation ist anschaulich ein Maß für die <text:span text:style-name="T18">Wirbelstärke</text:span> des Vektorfeldes <text:span text:style-name="T17">a</text:span>(<text:span text:style-name="T17">r</text:span>) innerhalb der vom Weg <text:span text:style-name="T2">C</text:span> umschlossenen Fläche <text:span text:style-name="T2">F</text:span><text:span text:style-name="T26">C</text:span></text:p>
            <text:p><text:span text:style-name="T27"/></text:p>
            <text:p><text:span text:style-name="T27">Mit dem Vektorfeld </text:span><text:span text:style-name="T30">a</text:span><text:span text:style-name="T27">(</text:span><text:span text:style-name="T30">r</text:span><text:span text:style-name="T27">) und </text:span><text:span text:style-name="T31">C</text:span><text:span text:style-name="T27"> einer geschlossenen, doppelpunktfreien Kurve (</text:span><text:span text:style-name="T31">Weg</text:span><text:span text:style-name="T27">) schreibt man:</text:span></text:p>
          </draw:text-box>
        </draw:frame>
        <draw:frame draw:style-name="gr1" draw:text-style-name="P1" draw:layer="layout" svg:width="5.763cm" svg:height="1.888cm" svg:x="11.118cm" svg:y="14.055cm">
          <text:p/>
          <draw:object xlink:href="../Zirkula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Wirbelstärke wird u.a. durch die Zirkulation beschrieben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Zirkulation <text:span text:style-name="T2">Z</text:span><text:span text:style-name="T26">C</text:span>(<text:span text:style-name="T17">a</text:span>) ist genau dann Null, wenn rot <text:span text:style-name="T17">a</text:span> <text:span text:style-name="T11">≡</text:span><text:span text:style-name="T14"> 0 gilt.</text:span></text:p>
            <text:p><text:span text:style-name="T14"/></text:p>
            <text:p><text:span text:style-name="T14">Berechnet man die Zirkulation in allen Raumrichtungen und lässt die Flächennormalen d</text:span><text:span text:style-name="T32">f</text:span><text:span text:style-name="T14"> (die jeweils in Richtung der dritten Komponente weisen) und die jeweiligen Flächen </text:span><text:span text:style-name="T15">F</text:span><text:span text:style-name="T16">C</text:span><text:span text:style-name="T14"> mit Kantenlängen </text:span><text:span text:style-name="T11">Δ</text:span><text:span text:style-name="T15">x</text:span><text:span text:style-name="T14">, </text:span><text:span text:style-name="T11">Δ</text:span><text:span text:style-name="T12">y</text:span><text:span text:style-name="T14">, </text:span><text:span text:style-name="T11">Δ</text:span><text:span text:style-name="T12">z</text:span><text:span text:style-name="T14"> infinitesimal klein werden, erhält man die Rota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19cm" svg:height="2.327cm" svg:x="8.84cm" svg:y="9.336cm">
          <text:p/>
          <draw:object xlink:href="../Kurvenintegraldarstellung%20der%20Rotatio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02cm" svg:height="13.734cm" svg:x="5.489cm" svg:y="5.932cm">
          <text:p/>
          <draw:object xlink:href="../Kurvenintegraldarstellung%20des%20Nabla-Operators%20korrigiert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ien <text:span text:style-name="T17">E</text:span>(<text:span text:style-name="T17">r</text:span>) ein hinreichend oft differenzierbares Vekorfeld und <text:span text:style-name="T2">V</text:span> ein Volumen mit geschlossener Oberfläche <text:span text:style-name="T2">S</text:span>(<text:span text:style-name="T2">V</text:span>), dann gilt:</text:p>
          </draw:text-box>
        </draw:frame>
        <draw:frame draw:style-name="gr1" draw:text-style-name="P1" draw:layer="layout" svg:width="9.602cm" svg:height="1.888cm" svg:x="9.198cm" svg:y="12.555cm">
          <text:p/>
          <draw:object xlink:href="../Gauß'scher%20Satz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615cm" svg:height="2.105cm" svg:x="7.692cm" svg:y="9.447cm">
          <text:p/>
          <draw:object xlink:href="../Wirbelfluss%20durch%20eine%20geschlossene%20Fläche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12">φ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12">φ</text:span><text:span text:style-name="T19">(</text:span><text:span text:style-name="T20">r</text:span><text:span text:style-name="T19">) ein skalares Feld:</text:span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033cm" svg:height="3.916cm" svg:x="7.983cm" svg:y="11.341cm">
          <text:p/>
          <draw:object xlink:href="../Gauß'scher%20Satz%20für%20skalare%20Felder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Vektor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33"> </text:span><text:span text:style-name="T34">x</text:span><text:span text:style-name="T33"> </text:span><text:span text:style-name="T17">b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20">b</text:span><text:span text:style-name="T19">(</text:span><text:span text:style-name="T20">r</text:span><text:span text:style-name="T19">) ein Vektorfeld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679cm" svg:height="9.926cm" svg:x="7.66cm" svg:y="10.136cm">
          <text:p/>
          <draw:object xlink:href="../Gauß'scher%20Satz%20für%20Vektorfelder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en Gauß'schen Satz zusammen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212cm" svg:height="5.113cm" svg:x="6.393cm" svg:y="7.943cm">
          <text:p/>
          <draw:object xlink:href="../Zusammenfassung%20des%20Gauß'schen%20Satze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E eines Vektorfeldes E(r) durch eine geschlossene Fläche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erste und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dem longitudinalen, was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longitudinalen und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21T18:34:50.211000000</dc:date>
    <meta:document-statistic meta:object-count="337"/>
  </office:meta>
</office:document-meta>
</file>